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 style:master-page-name="">
      <style:table-properties style:width="6.6931in" style:page-number="auto" fo:break-before="auto" fo:break-after="auto" table:align="margins" style:shadow="none" fo:keep-with-next="auto" style:may-break-between-rows="true" table:border-model="collapsing"/>
    </style:style>
    <style:style style:name="Table1.A" style:family="table-column">
      <style:table-column-properties style:column-width="2.2313in" style:rel-column-width="2184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 style:master-page-name="">
      <style:table-properties style:width="6.6931in" style:page-number="auto" fo:break-before="auto" fo:break-after="auto" table:align="margins" style:shadow="none" fo:keep-with-next="auto" style:may-break-between-rows="true" table:border-model="collapsing"/>
    </style:style>
    <style:style style:name="Table2.A" style:family="table-column">
      <style:table-column-properties style:column-width="2.2313in" style:rel-column-width="2184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e8b99"/>
    </style:style>
    <style:style style:name="P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ef7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f7a9" officeooo:paragraph-rsid="001ef7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text-properties fo:font-size="14pt" fo:font-weight="bold" officeooo:paragraph-rsid="001e8b99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style="normal" fo:font-weight="bold" officeooo:paragraph-rsid="001e8b99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text-properties officeooo:rsid="001ef7a9" officeooo:paragraph-rsid="001ef7a9"/>
    </style:style>
    <style:style style:name="P7" style:family="paragraph" style:parent-style-name="Standard">
      <style:paragraph-properties fo:margin-top="0.0398in" fo:margin-bottom="0.0398in" loext:contextual-spacing="false"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8b99" officeooo:paragraph-rsid="001e8b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margin-top="0.0398in" fo:margin-bottom="0.0398in" loext:contextual-spacing="false"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e8b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margin-top="0.0398in" fo:margin-bottom="0.0398in" loext:contextual-spacing="false"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ef7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margin-top="0.0398in" fo:margin-bottom="0.0398in" loext:contextual-spacing="false"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1e8b9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f7a9" officeooo:paragraph-rsid="001ef7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margin-top="0.0398in" fo:margin-bottom="0.0398in" loext:contextual-spacing="false"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f7a9" officeooo:paragraph-rsid="001ef7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margin-top="0.0398in" fo:margin-bottom="0.0398in" loext:contextual-spacing="false"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8b99" officeooo:paragraph-rsid="001e8b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margin-top="0.0398in" fo:margin-bottom="0.0398in" loext:contextual-spacing="false"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e8b99" officeooo:paragraph-rsid="001e8b9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1ef7a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equisitos Funcionais </text:p>
      <text:p text:style-name="P1"/>
      <table:table table:name="Table1" table:style-name="Table1" table:template-name="Default Style">
        <table:table-column table:style-name="Table1.A" table:number-columns-repeated="3"/>
        <table:table-row table:style-name="Table1.1">
          <table:table-cell table:style-name="Table1.A1" office:value-type="string">
            <text:p text:style-name="P10">Requisito Descrição Classificação</text:p>
          </table:table-cell>
          <table:table-cell table:style-name="Table1.A1" office:value-type="string">
            <text:p text:style-name="P15">Descrição</text:p>
          </table:table-cell>
          <table:table-cell table:style-name="Table1.C1" office:value-type="string">
            <text:p text:style-name="P15">Classificação</text:p>
          </table:table-cell>
        </table:table-row>
        <table:table-row>
          <table:table-cell table:style-name="Table1.A2" office:value-type="string">
            <text:p text:style-name="P8">RF01 - Menu Inicial </text:p>
          </table:table-cell>
          <table:table-cell table:style-name="Table1.A2" office:value-type="string">
            <text:p text:style-name="P8">Tela<text:span text:style-name="T1">1</text:span> de Apresentação do Prioritário sistema e links<text:span text:style-name="T1">(Login)</text:span></text:p>
          </table:table-cell>
          <table:table-cell table:style-name="Table1.C2" office:value-type="string">
            <text:p text:style-name="P7">Prioritário</text:p>
          </table:table-cell>
        </table:table-row>
        <table:table-row>
          <table:table-cell table:style-name="Table1.A2" office:value-type="string">
            <text:p text:style-name="P8"><text:s/>RF02 - Crud Usuário </text:p>
          </table:table-cell>
          <table:table-cell table:style-name="Table1.A2" office:value-type="string">
            <text:p text:style-name="P8">Inserção, Visualização, Prioritário Edição e Exclusão (email, senha, nome, tipo, siape/matricula, vinculo) </text:p>
          </table:table-cell>
          <table:table-cell table:style-name="Table1.C2" office:value-type="string">
            <text:p text:style-name="P14">Prioritário</text:p>
          </table:table-cell>
        </table:table-row>
        <table:table-row>
          <table:table-cell table:style-name="Table1.A2" office:value-type="string">
            <text:p text:style-name="P8">RF03 - Crud Projeto </text:p>
          </table:table-cell>
          <table:table-cell table:style-name="Table1.A2" office:value-type="string">
            <text:p text:style-name="P8">Cadastro, Visualização, Prioritário Edição e Exclusão (Status, Nome, Descrição, Documento, Responsáveis, tipo PI ...) Solicitação de Registro </text:p>
          </table:table-cell>
          <table:table-cell table:style-name="Table1.C2" office:value-type="string">
            <text:p text:style-name="P14">Prioritário</text:p>
          </table:table-cell>
        </table:table-row>
        <table:table-row>
          <table:table-cell table:style-name="Table1.A2" office:value-type="string">
            <text:p text:style-name="P8">RF04 - Crud Status </text:p>
          </table:table-cell>
          <table:table-cell table:style-name="Table1.A2" office:value-type="string">
            <text:p text:style-name="P8">Cadastro, Visualização, Prioritário Edição e Exclusão (Nome, descrição)</text:p>
          </table:table-cell>
          <table:table-cell table:style-name="Table1.C2" office:value-type="string">
            <text:p text:style-name="P14">Prioritário</text:p>
          </table:table-cell>
        </table:table-row>
        <table:table-row>
          <table:table-cell table:style-name="Table1.A2" office:value-type="string">
            <text:p text:style-name="P8">RF05 - Feedback com o </text:p>
          </table:table-cell>
          <table:table-cell table:style-name="Table1.A2" office:value-type="string">
            <text:p text:style-name="P8">Modelos de email Importante usuário</text:p>
          </table:table-cell>
          <table:table-cell table:style-name="Table1.C2" office:value-type="string">
            <text:p text:style-name="P13">Importante</text:p>
          </table:table-cell>
        </table:table-row>
        <table:table-row>
          <table:table-cell table:style-name="Table1.A2" office:value-type="string">
            <text:p text:style-name="P8">RF06 - ACL (Lista de Cada tipo de usuário terá Importante Controle de Acesso) </text:p>
          </table:table-cell>
          <table:table-cell table:style-name="Table1.A2" office:value-type="string">
            <text:p text:style-name="P9"><text:span text:style-name="T1">A</text:span>cesso às funcionalidades que lhe seja devida. (Função e Políticas de acesso) </text:p>
          </table:table-cell>
          <table:table-cell table:style-name="Table1.C2" office:value-type="string">
            <text:p text:style-name="P13">Importante</text:p>
          </table:table-cell>
        </table:table-row>
        <table:table-row>
          <table:table-cell table:style-name="Table1.A2" office:value-type="string">
            <text:p text:style-name="P8">RF07 - Controle Status </text:p>
          </table:table-cell>
          <table:table-cell table:style-name="Table1.A2" office:value-type="string">
            <text:p text:style-name="P9">Verificar e alterar status de Importante todos os projetos, permitir colocar observações. Enviar situação por email</text:p>
          </table:table-cell>
          <table:table-cell table:style-name="Table1.C2" office:value-type="string">
            <text:p text:style-name="P13">Importante</text:p>
          </table:table-cell>
        </table:table-row>
        <table:table-row>
          <table:table-cell table:style-name="Table1.A2" office:value-type="string">
            <text:p text:style-name="P8"><text:s/>RF08 - Controle de Ações </text:p>
          </table:table-cell>
          <table:table-cell table:style-name="Table1.A2" office:value-type="string">
            <text:p text:style-name="P9">Registro de atividades Importante (data, título, descrição). </text:p>
          </table:table-cell>
          <table:table-cell table:style-name="Table1.C2" office:value-type="string">
            <text:p text:style-name="P13">Importante</text:p>
          </table:table-cell>
        </table:table-row>
      </table:table>
      <text:p text:style-name="P1"/>
      <text:p text:style-name="P1"/>
      <text:p text:style-name="P5">Requisitos Não Funcionais </text:p>
      <text:p text:style-name="P1"/>
      <table:table table:name="Table2" table:style-name="Table2" table:template-name="Default Style">
        <table:table-column table:style-name="Table2.A" table:number-columns-repeated="3"/>
        <table:table-row table:style-name="Table2.1">
          <table:table-cell table:style-name="Table2.A1" office:value-type="string">
            <text:p text:style-name="P3">Requisitos </text:p>
          </table:table-cell>
          <table:table-cell table:style-name="Table2.A1" office:value-type="string">
            <text:p text:style-name="P12">Descrição </text:p>
          </table:table-cell>
          <table:table-cell table:style-name="Table2.C1" office:value-type="string">
            <text:p text:style-name="P12">Classificaçao</text:p>
          </table:table-cell>
        </table:table-row>
        <table:table-row table:style-name="Table2.1">
          <table:table-cell table:style-name="Table2.A2" office:value-type="string">
            <text:p text:style-name="P2">RNF01 - Consultas Possibilidade de consultar</text:p>
          </table:table-cell>
          <table:table-cell table:style-name="Table2.A2" office:value-type="string">
            <text:p text:style-name="P2">Desejável Personalizadas os projetos com filtros personalizados (Data, usuario, projeto, status <text:span text:style-name="T1">etc...</text:span></text:p>
          </table:table-cell>
          <table:table-cell table:style-name="Table2.C2" office:value-type="string">
            <text:p text:style-name="P12">Desejável</text:p>
          </table:table-cell>
        </table:table-row>
      </table:table>
      <text:p text:style-name="P1"/>
      <text:p text:style-name="P6"><text:soft-page-break/>Link para o Redmine: <text:a xlink:type="simple" xlink:href="https://redmine.fsspe.petrolina.ifsertao-pe.edu.br/projects/visitec" text:style-name="Internet_20_link" text:visited-style-name="Visited_20_Internet_20_Link">https://redmine.fsspe.petrolina.ifsertao-pe.edu.br/projects/visitec</text:a></text:p>
      <text:p text:style-name="P6"/>
      <text:p text:style-name="P1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9T14:27:25.082267321</meta:creation-date>
    <dc:date>2019-12-09T14:51:19.009360796</dc:date>
    <meta:editing-duration>PT13M43S</meta:editing-duration>
    <meta:editing-cycles>1</meta:editing-cycles>
    <meta:document-statistic meta:table-count="2" meta:image-count="0" meta:object-count="0" meta:page-count="2" meta:paragraph-count="37" meta:word-count="174" meta:character-count="1363" meta:non-whitespace-character-count="1205"/>
    <meta:generator>LibreOffice/6.0.1.1$Linux_x86 LibreOffice_project/00m0$Build-1</meta:generator>
  </office:meta>
</office:document-meta>
</file>